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Pop and Visit</text:p>
          </table:table-cell>
          <table:table-cell/>
          <table:table-cell office:value-type="string" calcext:value-type="string">
            <text:p>Pop and Visi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Pop and Visit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table:number-columns-repeated="2" office:value-type="float" office:value="-20" calcext:value-type="float">
            <text:p>-2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4:46:34.027999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1T14:33:08.643284035</meta:creation-date>
    <dc:date>2020-03-01T14:49:10.621152778</dc:date>
    <meta:editing-duration>PT6M10S</meta:editing-duration>
    <meta:editing-cycles>5</meta:editing-cycles>
    <meta:generator>LibreOffice/6.3.4.2$Linux_X86_64 LibreOffice_project/30$Build-2</meta:generator>
    <meta:document-statistic meta:table-count="1" meta:cell-count="28" meta:object-count="0"/>
  </office:meta>
</office:document-meta>
</file>